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28cm"/>
    </style:style>
    <style:style style:name="co2" style:family="table-column">
      <style:table-column-properties fo:break-before="auto" style:column-width="14.0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6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D1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N°</text:p>
          </table:table-cell>
          <table:table-cell office:value-type="string" calcext:value-type="string">
            <text:p>Amélioration</text:p>
          </table:table-cell>
          <table:table-cell office:value-type="string" calcext:value-type="string">
            <text:p>approuvée ?</text:p>
          </table:table-cell>
          <table:table-cell office:value-type="string" calcext:value-type="string">
            <text:p>réussie ?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jouter l’état du jeu dans la base de données (enum )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jouter le prix et l’année d’achat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jouter une table à part pour les consol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jouter un onglet ‘connexion’ dans le menu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éer un formulaire de connexio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jouter une fonction pour trier les jeux par genre et par console + onglet dans le menu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ge d’accueil avec un tableau de tous les jeux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ns le panier indiquer la somme totale de la comman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éer une table clie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jouter la page ‘mon compte’ </text:p>
          </table:table-cell>
          <table:table-cell office:value-type="string" calcext:value-type="string">
            <text:p>ok 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0:07:42.662000000</meta:creation-date>
    <dc:date>2023-01-20T11:27:05.261000000</dc:date>
    <meta:editing-duration>PT1H16M38S</meta:editing-duration>
    <meta:editing-cycles>8</meta:editing-cycles>
    <meta:generator>LibreOffice/7.4.3.2$Windows_X86_64 LibreOffice_project/1048a8393ae2eeec98dff31b5c133c5f1d08b890</meta:generator>
    <meta:document-statistic meta:table-count="1" meta:cell-count="34" meta:object-count="0"/>
  </office:meta>
</office:document-meta>
</file>